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ingFang SC" svg:font-family="'PingFang SC', 'Hiragino Sans GB', 'Microsoft YaHei', STHeiti, 'WenQuanYi Micro He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font-size="25.1000003814697pt" fo:letter-spacing="normal" officeooo:paragraph-rsid="000041ed" style:font-size-asian="22pt" style:font-size-complex="25.1000003814697pt"/>
    </style:style>
    <style:style style:name="P2" style:family="paragraph" style:parent-style-name="Standard">
      <style:text-properties fo:font-size="25.1000003814697pt" officeooo:paragraph-rsid="000041ed" style:font-size-asian="22pt" style:font-size-complex="25.1000003814697pt"/>
    </style:style>
    <style:style style:name="P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8pt" style:font-size-asian="18pt" style:font-size-complex="18pt"/>
    </style:style>
    <style:style style:name="T1" style:family="text">
      <style:text-properties style:font-name="PingFang SC" fo:font-style="normal" fo:font-weight="normal"/>
    </style:style>
    <style:style style:name="T2" style:family="text">
      <style:text-properties style:font-name-asian="PingFang SC" style:font-style-asian="normal" style:font-weight-asian="normal"/>
    </style:style>
    <style:style style:name="T3" style:family="text">
      <style:text-properties fo:font-variant="normal" fo:text-transform="none" fo:letter-spacing="normal" style:font-name-asian="PingFang SC" style:font-size-asian="14pt" style:font-style-asian="normal" style:font-weight-asian="normal"/>
    </style:style>
    <style:style style:name="T4" style:family="text">
      <style:text-properties fo:font-variant="normal" fo:text-transform="none" style:font-name="PingFang SC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最快找节点的方法<text:line-break/>点击</text:p>
      <text:p text:style-name="P2"><text:a xlink:type="simple" xlink:href="http://ss.pythonic.life/" text:style-name="Internet_20_link" text:visited-style-name="Visited_20_Internet_20_Link">http://ss.pythonic.life/</text:a></text:p>
      <text:p text:style-name="P2"/>
      <text:p text:style-name="P2">使用这里的信息：</text:p>
      <text:h text:style-name="P1" text:outline-level="3"><text:span text:style-name="T2">其他信息</text:span><text:span text:style-name="T1">:</text:span></text:h>
      <text:p text:style-name="P3"><text:span text:style-name="T3">爬到的所有账号（包含大量失效账号）在</text:span><text:a xlink:type="simple" xlink:href="http://ss.pythonic.life/full" office:target-frame-name="_blank" xlink:show="new" text:style-name="Internet_20_link" text:visited-style-name="Visited_20_Internet_20_Link"><text:span text:style-name="T3">这里</text:span></text:a><text:span text:style-name="T4"><text:line-break/>SSR</text:span><text:span text:style-name="T3">订阅地址：</text:span><text:a xlink:type="simple" xlink:href="http://ss.pythonic.life/subscribe" office:target-frame-name="_blank" xlink:show="new" text:style-name="Internet_20_link" text:visited-style-name="Visited_20_Internet_20_Link"><text:span text:style-name="T3">右键点击本链接，选择复制连接地址</text:span></text:a> </text:p>
      <text:p text:style-name="P4">来到这里</text:p>
      <text:p text:style-name="P4"><text:a xlink:type="simple" xlink:href="http://ss.pythonic.life/subscribe" text:style-name="Internet_20_link" text:visited-style-name="Visited_20_Internet_20_Link">http://ss.pythonic.life/subscribe</text:a></text:p>
      <text:p text:style-name="P4"/>
      <text:p text:style-name="P4">右键另存为</text:p>
      <text:p text:style-name="P4">使用TXT打开粘贴winxary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ingFang SC" svg:font-family="'PingFang SC', 'Hiragino Sans GB', 'Microsoft YaHei', STHeiti, 'WenQuanYi Micro Hei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9T16:51:55.957000000</meta:creation-date>
    <dc:date>2021-05-29T16:59:00.951000000</dc:date>
    <meta:editing-duration>PT7M7S</meta:editing-duration>
    <meta:editing-cycles>1</meta:editing-cycles>
    <meta:document-statistic meta:table-count="0" meta:image-count="0" meta:object-count="0" meta:page-count="1" meta:paragraph-count="9" meta:word-count="84" meta:character-count="152" meta:non-whitespace-character-count="149"/>
    <meta:generator>LibreOffice/7.1.2.2$Windows_X86_64 LibreOffice_project/8a45595d069ef5570103caea1b71cc9d82b2aae4</meta:generator>
  </office:meta>
</office:document-meta>
</file>